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8000000739601B33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text-properties fo:font-size="12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.27cm" svg:height="3.175cm" svg:x="0.635cm" svg:y="2.54cm">
          <text:p text:style-name="P1"><text:span text:style-name="T1">AV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175cm" svg:y1="3.81cm" svg:x2="5.715cm" svg:y2="3.81cm">
          <text:p text:style-name="P7"/>
        </draw:line>
        <draw:custom-shape draw:style-name="gr1" draw:text-style-name="P3" draw:layer="layout" svg:width="11.43cm" svg:height="10.16cm" svg:x="6.35cm" svg:y="0.635cm">
          <text:p text:style-name="P7"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894cm" svg:height="4.219cm" svg:x="2.54cm" svg:y="4.445cm">
          <draw:text-box>
            <text:p text:style-name="P4"><text:span text:style-name="T2">Connection</text:span></text:p>
            <text:p text:style-name="P4"><text:span text:style-name="T2"><text:s/></text:span><text:span text:style-name="T2">- USB</text:span></text:p>
            <text:p text:style-name="P4"><text:span text:style-name="T2">- RS232</text:span></text:p>
            <text:p text:style-name="P4"><text:span text:style-name="T2">- CAN</text:span></text:p>
            <text:p text:style-name="P4"><text:span text:style-name="T2">- SPI</text:span></text:p>
            <text:p text:style-name="P4"><text:span text:style-name="T2">- I2C</text:span></text:p>
            <text:p text:style-name="P4"><text:span text:style-name="T2">- Ethernet</text:span></text:p>
            <text:p text:style-name="P4"><text:span text:style-name="T2">- ....</text:span></text:p>
          </draw:text-box>
        </draw:frame>
        <draw:custom-shape draw:style-name="gr1" draw:text-style-name="P3" draw:layer="layout" svg:width="8.255cm" svg:height="6.35cm" svg:x="8.89cm" svg:y="1.27cm">
          <text:p text:style-name="P7"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08cm" svg:height="1.905cm" svg:x="11.43cm" svg:y="8.255cm">
          <text:p text:style-name="P6">libavrupdate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291cm" svg:height="3.042cm" svg:x="11.219cm" svg:y="2.673cm">
          <draw:image xlink:href="Pictures/10000000000000C8000000739601B337.png" xlink:type="simple" xlink:show="embed" xlink:actuate="onLoad">
            <text:p text:style-name="P7"/>
          </draw:image>
        </draw:frame>
        <draw:frame draw:style-name="gr3" draw:layer="layout" svg:width="4.879cm" svg:height="0.988cm" svg:x="9.091cm" svg:y="1.552cm">
          <draw:text-box>
            <text:p text:style-name="P7">avrupdate-gui</text:p>
          </draw:text-box>
        </draw:frame>
        <draw:frame draw:style-name="gr3" draw:layer="layout" svg:width="1.315cm" svg:height="0.988cm" svg:x="6.94cm" svg:y="0.917cm">
          <draw:text-box>
            <text:p text:style-name="P7">PC</text:p>
          </draw:text-box>
        </draw:frame>
        <draw:custom-shape draw:style-name="gr5" draw:text-style-name="P3" draw:layer="layout" svg:width="19.05cm" svg:height="3.81cm" svg:x="1.27cm" svg:y="13.335cm">
          <text:p text:style-name="P7"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3.335cm" svg:y1="11.43cm" svg:x2="13.335cm" svg:y2="12.7cm">
          <text:p text:style-name="P7"/>
        </draw:line>
        <draw:frame draw:style-name="gr3" draw:layer="layout" svg:width="2.979cm" svg:height="0.988cm" svg:x="13.97cm" svg:y="11.712cm">
          <draw:text-box>
            <text:p text:style-name="P7">Internet</text:p>
          </draw:text-box>
        </draw:frame>
        <draw:frame draw:style-name="gr3" draw:layer="layout" svg:width="3.855cm" svg:height="0.988cm" svg:x="1.86cm" svg:y="13.617cm">
          <draw:text-box>
            <text:p text:style-name="P7">Webserver</text:p>
          </draw:text-box>
        </draw:frame>
        <draw:custom-shape draw:style-name="gr1" draw:text-style-name="P3" draw:layer="layout" svg:width="5.08cm" svg:height="2.54cm" svg:x="6.35cm" svg:y="13.97cm">
          <text:p text:style-name="P6">versions.conf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175cm" svg:height="0.635cm" svg:x="12.7cm" svg:y="15.875cm">
          <text:p text:style-name="P6">Binary 2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175cm" svg:height="0.635cm" svg:x="16.51cm" svg:y="15.875cm">
          <text:p text:style-name="P6">Binary 3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175cm" svg:height="0.635cm" svg:x="14.605cm" svg:y="14.605cm">
          <text:p text:style-name="P6">Binary 1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1-20T09:26:31</meta:creation-date>
    <dc:date>2006-11-20T09:36:24</dc:date>
    <dc:language>en-US</dc:language>
    <meta:editing-cycles>2</meta:editing-cycles>
    <meta:editing-duration>PT9M57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